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aco" svg:font-family="Monaco, 'DejaVu Sans Mono', 'Bitstream Vera Sans Mono', 'Lucida Console', monospace"/>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line-through-style="solid"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text-properties fo:color="#000080" fo:background-color="transparent"/>
    </style:style>
    <style:style style:name="P13" style:family="paragraph" style:parent-style-name="Table_20_Contents">
      <style:text-properties fo:color="#0000ff"/>
    </style:style>
    <style:style style:name="P14" style:family="paragraph" style:parent-style-name="Table_20_Contents">
      <style:text-properties fo:background-color="#0000ff"/>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9pt" fo:font-weight="bold" style:font-size-asian="9pt" style:font-weight-asian="bold" style:font-size-complex="9pt" style:font-weight-complex="bold"/>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ent-style-name="Heading_20_3">
      <style:text-properties fo:font-variant="normal" fo:text-transform="none" fo:color="#000000" style:font-name="DejaVu Serif" fo:letter-spacing="normal" fo:font-style="normal"/>
    </style:style>
    <style:style style:name="P20" style:family="paragraph" style:parent-style-name="Quotations">
      <style:text-properties fo:color="#0000ff"/>
    </style:style>
    <style:style style:name="P21" style:family="paragraph" style:parent-style-name="Quotations">
      <style:paragraph-properties fo:margin-left="0cm" fo:margin-right="1cm" fo:text-indent="0cm" style:auto-text-indent="false"/>
    </style:style>
    <style:style style:name="P22" style:family="paragraph" style:parent-style-name="Text_20_body">
      <style:paragraph-properties fo:margin-top="0.423cm" fo:margin-bottom="0.212cm" fo:text-align="start" style:justify-single-word="fals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Heading_20_1">
      <style:paragraph-properties fo:text-align="center" style:justify-single-word="false"/>
    </style:style>
    <style:style style:name="P30" style:family="paragraph" style:parent-style-name="Heading_20_1">
      <style:paragraph-properties fo:break-before="page"/>
    </style:style>
    <style:style style:name="P31"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2"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3"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3">
      <style:paragraph-properties fo:break-before="page"/>
    </style:style>
    <style:style style:name="P37" style:family="paragraph" style:parent-style-name="Heading_20_2">
      <style:paragraph-properties fo:break-before="pag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4">
      <style:paragraph-properties fo:break-before="page"/>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Contents_20_5">
      <style:paragraph-properties>
        <style:tab-stops>
          <style:tab-stop style:position="15.004cm" style:type="right" style:leader-style="dotted" style:leader-text="."/>
        </style:tab-stops>
      </style:paragraph-properties>
    </style:style>
    <style:style style:name="P43" style:family="paragraph" style:parent-style-name="Quotations">
      <style:paragraph-properties fo:margin-left="0cm" fo:margin-right="1cm" fo:text-indent="0cm" style:auto-text-indent="false"/>
    </style:style>
    <style:style style:name="P44"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2-17</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34">Table of contents</text:p>
          </text:index-title>
          <text:p text:style-name="P35"><text:a xlink:type="simple" xlink:href="#__RefHeading__10569_680043226" text:style-name="Index_20_Link" text:visited-style-name="Index_20_Link">About this document<text:tab/>6</text:a></text:p>
          <text:p text:style-name="P35"><text:a xlink:type="simple" xlink:href="#__RefHeading__10571_680043226" text:style-name="Index_20_Link" text:visited-style-name="Index_20_Link">What is KGTP<text:tab/>7</text:a></text:p>
          <text:p text:style-name="P35"><text:a xlink:type="simple" xlink:href="#__RefHeading__240_1462447338" text:style-name="Index_20_Link" text:visited-style-name="Index_20_Link">Get help or report issues<text:tab/>8</text:a></text:p>
          <text:p text:style-name="P35"><text:a xlink:type="simple" xlink:href="#__RefHeading__621_1585187435" text:style-name="Index_20_Link" text:visited-style-name="Index_20_Link">Table of different between GDB debug normal program and KGTP<text:tab/>9</text:a></text:p>
          <text:p text:style-name="P35"><text:a xlink:type="simple" xlink:href="#__RefHeading__623_1585187435" text:style-name="Index_20_Link" text:visited-style-name="Index_20_Link">Preparatory work before use KGTP<text:tab/>12</text:a></text:p>
          <text:p text:style-name="P38"><text:a xlink:type="simple" xlink:href="#__RefHeading__625_1585187435" text:style-name="Index_20_Link" text:visited-style-name="Index_20_Link">Linux kernel<text:tab/>12</text:a></text:p>
          <text:p text:style-name="P40"><text:a xlink:type="simple" xlink:href="#__RefHeading__627_1585187435" text:style-name="Index_20_Link" text:visited-style-name="Index_20_Link">If your system use the Linux kernel that is built by yourself<text:tab/>12</text:a></text:p>
          <text:p text:style-name="P40"><text:a xlink:type="simple" xlink:href="#__RefHeading__629_1585187435" text:style-name="Index_20_Link" text:visited-style-name="Index_20_Link">If use with Linux kernel of Android<text:tab/>13</text:a></text:p>
          <text:p text:style-name="P40"><text:a xlink:type="simple" xlink:href="#__RefHeading__631_1585187435" text:style-name="Index_20_Link" text:visited-style-name="Index_20_Link">If your system use the Linux kernel from distribution<text:tab/>14</text:a></text:p>
          <text:p text:style-name="P41"><text:a xlink:type="simple" xlink:href="#__RefHeading__882_1585187435" text:style-name="Index_20_Link" text:visited-style-name="Index_20_Link">Ubuntu<text:tab/>14</text:a></text:p>
          <text:p text:style-name="P42"><text:a xlink:type="simple" xlink:href="#__RefHeading__884_1585187435" text:style-name="Index_20_Link" text:visited-style-name="Index_20_Link">The standard method of install the Linux kernel debug image<text:tab/>14</text:a></text:p>
          <text:p text:style-name="P42"><text:a xlink:type="simple" xlink:href="#__RefHeading__886_1585187435" text:style-name="Index_20_Link" text:visited-style-name="Index_20_Link">The second method of install the Linux kernel debug image<text:tab/>15</text:a></text:p>
          <text:p text:style-name="P42"><text:a xlink:type="simple" xlink:href="#__RefHeading__888_1585187435" text:style-name="Index_20_Link" text:visited-style-name="Index_20_Link">Install the Linux kernel headers<text:tab/>15</text:a></text:p>
          <text:p text:style-name="P42"><text:a xlink:type="simple" xlink:href="#__RefHeading__890_1585187435" text:style-name="Index_20_Link" text:visited-style-name="Index_20_Link">Install the Linux kernel source<text:tab/>15</text:a></text:p>
          <text:p text:style-name="P44"><text:a xlink:type="simple" xlink:href="#__RefHeading__10573_680043226" text:style-name="Index_20_Link" text:visited-style-name="Index_20_Link">New way<text:tab/>15</text:a></text:p>
          <text:p text:style-name="P44"><text:a xlink:type="simple" xlink:href="#__RefHeading__10575_680043226" text:style-name="Index_20_Link" text:visited-style-name="Index_20_Link">Old way<text:tab/>15</text:a></text:p>
          <text:p text:style-name="P41"><text:a xlink:type="simple" xlink:href="#__RefHeading__4078_695897485" text:style-name="Index_20_Link" text:visited-style-name="Index_20_Link">Fedora<text:tab/>16</text:a></text:p>
          <text:p text:style-name="P42"><text:a xlink:type="simple" xlink:href="#__RefHeading__4080_695897485" text:style-name="Index_20_Link" text:visited-style-name="Index_20_Link">Install the Linux kernel debug image<text:tab/>16</text:a></text:p>
          <text:p text:style-name="P42"><text:a xlink:type="simple" xlink:href="#__RefHeading__4082_695897485" text:style-name="Index_20_Link" text:visited-style-name="Index_20_Link">Install the Linux kernel devel package <text:tab/>16</text:a></text:p>
          <text:p text:style-name="P40"><text:a xlink:type="simple" xlink:href="#__RefHeading__4084_695897485" text:style-name="Index_20_Link" text:visited-style-name="Index_20_Link">Make sure current Linux kernel debug image is right <text:tab/>17</text:a></text:p>
          <text:p text:style-name="P41"><text:a xlink:type="simple" xlink:href="#__RefHeading__4086_695897485" text:style-name="Index_20_Link" text:visited-style-name="Index_20_Link">Where is the current Linux kernel debug image <text:tab/>17</text:a></text:p>
          <text:p text:style-name="P41"><text:a xlink:type="simple" xlink:href="#__RefHeading__4088_695897485" text:style-name="Index_20_Link" text:visited-style-name="Index_20_Link">Use /proc/kallsyms <text:tab/>18</text:a></text:p>
          <text:p text:style-name="P41"><text:a xlink:type="simple" xlink:href="#__RefHeading__4090_695897485" text:style-name="Index_20_Link" text:visited-style-name="Index_20_Link">Use linux_banner <text:tab/>19</text:a></text:p>
          <text:p text:style-name="P40"><text:a xlink:type="simple" xlink:href="#__RefHeading__4092_695897485" text:style-name="Index_20_Link" text:visited-style-name="Index_20_Link">Handle the issue that Linux kernel debug image's address info is not same with Linux kernel when it running <text:tab/>20</text:a></text:p>
          <text:p text:style-name="P38"><text:a xlink:type="simple" xlink:href="#__RefHeading__4094_695897485" text:style-name="Index_20_Link" text:visited-style-name="Index_20_Link">Get KGTP<text:tab/>21</text:a></text:p>
          <text:p text:style-name="P40"><text:a xlink:type="simple" xlink:href="#__RefHeading__4096_695897485" text:style-name="Index_20_Link" text:visited-style-name="Index_20_Link">Get KGTP through http <text:tab/>21</text:a></text:p>
          <text:p text:style-name="P40"><text:a xlink:type="simple" xlink:href="#__RefHeading__4098_695897485" text:style-name="Index_20_Link" text:visited-style-name="Index_20_Link">Get KGTP through git<text:tab/>22</text:a></text:p>
          <text:p text:style-name="P40"><text:a xlink:type="simple" xlink:href="#__RefHeading__10684_1267614711" text:style-name="Index_20_Link" text:visited-style-name="Index_20_Link">Mirrors<text:tab/>23</text:a></text:p>
          <text:p text:style-name="P38"><text:a xlink:type="simple" xlink:href="#__RefHeading__4748_695897485" text:style-name="Index_20_Link" text:visited-style-name="Index_20_Link">Config KGTP <text:tab/>24</text:a></text:p>
          <text:p text:style-name="P38"><text:a xlink:type="simple" xlink:href="#__RefHeading__4750_695897485" text:style-name="Index_20_Link" text:visited-style-name="Index_20_Link">Compile KGTP <text:tab/>25</text:a></text:p>
          <text:p text:style-name="P40"><text:a xlink:type="simple" xlink:href="#__RefHeading__4752_695897485" text:style-name="Index_20_Link" text:visited-style-name="Index_20_Link">Normal compile <text:tab/>25</text:a></text:p>
          <text:p text:style-name="P40"><text:a xlink:type="simple" xlink:href="#__RefHeading__4754_695897485" text:style-name="Index_20_Link" text:visited-style-name="Index_20_Link">Compile KGTP with some special config <text:tab/>26</text:a></text:p>
          <text:p text:style-name="P38"><text:a xlink:type="simple" xlink:href="#__RefHeading__4756_695897485" text:style-name="Index_20_Link" text:visited-style-name="Index_20_Link">Install and uninstall KGTP <text:tab/>27</text:a></text:p>
          <text:p text:style-name="P38"><text:a xlink:type="simple" xlink:href="#__RefHeading__4427_1176671169" text:style-name="Index_20_Link" text:visited-style-name="Index_20_Link">Use KGTP with DKMS<text:tab/>28</text:a></text:p>
          <text:p text:style-name="P38"><text:a xlink:type="simple" xlink:href="#__RefHeading__4429_1176671169" text:style-name="Index_20_Link" text:visited-style-name="Index_20_Link">Use KGTP patch for Linux kernel <text:tab/>29</text:a></text:p>
          <text:p text:style-name="P38"><text:a xlink:type="simple" xlink:href="#__RefHeading__4431_1176671169" text:style-name="Index_20_Link" text:visited-style-name="Index_20_Link">Install GDB for KGTP <text:tab/>30</text:a></text:p>
          <text:p text:style-name="P35"><text:a xlink:type="simple" xlink:href="#__RefHeading__4433_1176671169" text:style-name="Index_20_Link" text:visited-style-name="Index_20_Link">How to let GDB connect to KGTP<text:tab/>31</text:a></text:p>
          <text:p text:style-name="P38"><text:a xlink:type="simple" xlink:href="#__RefHeading__4435_1176671169" text:style-name="Index_20_Link" text:visited-style-name="Index_20_Link">Normal Linux <text:tab/>31</text:a></text:p>
          <text:p text:style-name="P40"><text:a xlink:type="simple" xlink:href="#__RefHeading__4437_1176671169" text:style-name="Index_20_Link" text:visited-style-name="Index_20_Link">Insmod the KGTP module <text:tab/>31</text:a></text:p>
          <text:p text:style-name="P40"><text:a xlink:type="simple" xlink:href="#__RefHeading__4439_1176671169" text:style-name="Index_20_Link" text:visited-style-name="Index_20_Link">Handle the issue that cannot find "/sys/kernel/debug/gtp" <text:tab/>32</text:a></text:p>
          <text:p text:style-name="P40"><text:a xlink:type="simple" xlink:href="#__RefHeading__4283_1369842245" text:style-name="Index_20_Link" text:visited-style-name="Index_20_Link">Make GDB connect to gtp<text:tab/>33</text:a></text:p>
          <text:p text:style-name="P41"><text:a xlink:type="simple" xlink:href="#__RefHeading__10764_1675807557" text:style-name="Index_20_Link" text:visited-style-name="Index_20_Link">Load Linux kernel debug image to GDB<text:tab/>33</text:a></text:p>
          <text:p text:style-name="P41"><text:a xlink:type="simple" xlink:href="#__RefHeading__4816_1369842245" text:style-name="Index_20_Link" text:visited-style-name="Index_20_Link">GDB on the current machine<text:tab/>34</text:a></text:p>
          <text:p text:style-name="P41"><text:a xlink:type="simple" xlink:href="#__RefHeading__4818_1369842245" text:style-name="Index_20_Link" text:visited-style-name="Index_20_Link">GDB on remote machine <text:tab/>35</text:a></text:p>
          <text:p text:style-name="P38"><text:a xlink:type="simple" xlink:href="#__RefHeading__4820_1369842245" text:style-name="Index_20_Link" text:visited-style-name="Index_20_Link">Android <text:tab/>36</text:a></text:p>
          <text:p text:style-name="P40"><text:soft-page-break/><text:a xlink:type="simple" xlink:href="#__RefHeading__4822_1369842245" text:style-name="Index_20_Link" text:visited-style-name="Index_20_Link">Insmod the KGTP module <text:tab/>36</text:a></text:p>
          <text:p text:style-name="P40"><text:a xlink:type="simple" xlink:href="#__RefHeading__4824_1369842245" text:style-name="Index_20_Link" text:visited-style-name="Index_20_Link">Handle the issue that cannot find "/sys/kernel/debug/gtp" <text:tab/>37</text:a></text:p>
          <text:p text:style-name="P40"><text:a xlink:type="simple" xlink:href="#__RefHeading__4826_1369842245" text:style-name="Index_20_Link" text:visited-style-name="Index_20_Link">GDB connect to the KGTP <text:tab/>38</text:a></text:p>
          <text:p text:style-name="P35"><text:a xlink:type="simple" xlink:href="#__RefHeading__4828_1369842245" text:style-name="Index_20_Link" text:visited-style-name="Index_20_Link">Add module symbols to GDB<text:tab/>39</text:a></text:p>
          <text:p text:style-name="P38"><text:a xlink:type="simple" xlink:href="#__RefHeading__4830_1369842245" text:style-name="Index_20_Link" text:visited-style-name="Index_20_Link">How to use getmod <text:tab/>39</text:a></text:p>
          <text:p text:style-name="P38"><text:a xlink:type="simple" xlink:href="#__RefHeading__4832_1369842245" text:style-name="Index_20_Link" text:visited-style-name="Index_20_Link">How to use getmod.py <text:tab/>40</text:a></text:p>
          <text:p text:style-name="P35"><text:a xlink:type="simple" xlink:href="#__RefHeading__4834_1369842245" text:style-name="Index_20_Link" text:visited-style-name="Index_20_Link">Howto use GDB control KGTP trace and debug Linux kernel <text:tab/>41</text:a></text:p>
          <text:p text:style-name="P38"><text:a xlink:type="simple" xlink:href="#__RefHeading__4836_1369842245" text:style-name="Index_20_Link" text:visited-style-name="Index_20_Link">Direct access the current value in normal mode <text:tab/>41</text:a></text:p>
          <text:p text:style-name="P40"><text:a xlink:type="simple" xlink:href="#__RefHeading__4457_907387813" text:style-name="Index_20_Link" text:visited-style-name="Index_20_Link">The memory of Linux kernel <text:tab/>41</text:a></text:p>
          <text:p text:style-name="P40"><text:a xlink:type="simple" xlink:href="#__RefHeading__4461_907387813" text:style-name="Index_20_Link" text:visited-style-name="Index_20_Link">the trace state variables <text:tab/>43</text:a></text:p>
          <text:p text:style-name="P38"><text:a xlink:type="simple" xlink:href="#__RefHeading__4463_907387813" text:style-name="Index_20_Link" text:visited-style-name="Index_20_Link">GDB tracepoint <text:tab/>44</text:a></text:p>
          <text:p text:style-name="P40"><text:a xlink:type="simple" xlink:href="#__RefHeading__4723_907387813" text:style-name="Index_20_Link" text:visited-style-name="Index_20_Link">set tracepoint <text:tab/>45</text:a></text:p>
          <text:p text:style-name="P41"><text:a xlink:type="simple" xlink:href="#__RefHeading__4725_907387813" text:style-name="Index_20_Link" text:visited-style-name="Index_20_Link">Howto handle the function is there but set tracepoint on it got fail <text:tab/>46</text:a></text:p>
          <text:p text:style-name="P40"><text:a xlink:type="simple" xlink:href="#__RefHeading__4727_907387813" text:style-name="Index_20_Link" text:visited-style-name="Index_20_Link">How to set tracepoint condition <text:tab/>47</text:a></text:p>
          <text:p text:style-name="P41"><text:a xlink:type="simple" xlink:href="#__RefHeading__4729_907387813" text:style-name="Index_20_Link" text:visited-style-name="Index_20_Link">How to handle error "Unsupported operator (null) (52) in expression." <text:tab/>48</text:a></text:p>
          <text:p text:style-name="P40"><text:a xlink:type="simple" xlink:href="#__RefHeading__4731_907387813" text:style-name="Index_20_Link" text:visited-style-name="Index_20_Link">actions [num] <text:tab/>49</text:a></text:p>
          <text:p text:style-name="P41"><text:a xlink:type="simple" xlink:href="#__RefHeading__4733_907387813" text:style-name="Index_20_Link" text:visited-style-name="Index_20_Link">collect expr1, expr2, ... <text:tab/>50</text:a></text:p>
          <text:p text:style-name="P41"><text:a xlink:type="simple" xlink:href="#__RefHeading__5112_907387813" text:style-name="Index_20_Link" text:visited-style-name="Index_20_Link">teval expr1, expr2, ... <text:tab/>51</text:a></text:p>
          <text:p text:style-name="P41"><text:a xlink:type="simple" xlink:href="#__RefHeading__5114_907387813" text:style-name="Index_20_Link" text:visited-style-name="Index_20_Link">while-stepping n <text:tab/>52</text:a></text:p>
          <text:p text:style-name="P40"><text:a xlink:type="simple" xlink:href="#__RefHeading__5116_907387813" text:style-name="Index_20_Link" text:visited-style-name="Index_20_Link">Start and stop the tracepoint <text:tab/>53</text:a></text:p>
          <text:p text:style-name="P40"><text:a xlink:type="simple" xlink:href="#__RefHeading__5118_907387813" text:style-name="Index_20_Link" text:visited-style-name="Index_20_Link">Enable and disable the tracepoint <text:tab/>54</text:a></text:p>
          <text:p text:style-name="P40"><text:a xlink:type="simple" xlink:href="#__RefHeading__5120_907387813" text:style-name="Index_20_Link" text:visited-style-name="Index_20_Link">Use tfind select the entry inside the trace frame info <text:tab/>55</text:a></text:p>
          <text:p text:style-name="P41"><text:a xlink:type="simple" xlink:href="#__RefHeading__5122_907387813" text:style-name="Index_20_Link" text:visited-style-name="Index_20_Link">How to handle error "No such file or directory." <text:tab/>56</text:a></text:p>
          <text:p text:style-name="P40"><text:a xlink:type="simple" xlink:href="#__RefHeading__5124_907387813" text:style-name="Index_20_Link" text:visited-style-name="Index_20_Link">Save the trace frame info to a file <text:tab/>57</text:a></text:p>
          <text:p text:style-name="P40"><text:a xlink:type="simple" xlink:href="#__RefHeading__5126_907387813" text:style-name="Index_20_Link" text:visited-style-name="Index_20_Link">Show and save the tracepoint <text:tab/>58</text:a></text:p>
          <text:p text:style-name="P40"><text:a xlink:type="simple" xlink:href="#__RefHeading__5128_907387813" text:style-name="Index_20_Link" text:visited-style-name="Index_20_Link">Delete tracepoint <text:tab/>59</text:a></text:p>
          <text:p text:style-name="P40"><text:a xlink:type="simple" xlink:href="#__RefHeading__5130_907387813" text:style-name="Index_20_Link" text:visited-style-name="Index_20_Link">Use tracepoint get register info from a point of kernel <text:tab/>60</text:a></text:p>
          <text:p text:style-name="P40"><text:a xlink:type="simple" xlink:href="#__RefHeading__5919_907387813" text:style-name="Index_20_Link" text:visited-style-name="Index_20_Link">Use tracepoint get the value of variable from a point of kernel <text:tab/>62</text:a></text:p>
          <text:p text:style-name="P40"><text:a xlink:type="simple" xlink:href="#__RefHeading__5921_907387813" text:style-name="Index_20_Link" text:visited-style-name="Index_20_Link">Show all the traced data of current frame <text:tab/>63</text:a></text:p>
          <text:p text:style-name="P40"><text:a xlink:type="simple" xlink:href="#__RefHeading__5923_907387813" text:style-name="Index_20_Link" text:visited-style-name="Index_20_Link">Get status of tracepoint <text:tab/>64</text:a></text:p>
          <text:p text:style-name="P40"><text:a xlink:type="simple" xlink:href="#__RefHeading__5925_907387813" text:style-name="Index_20_Link" text:visited-style-name="Index_20_Link">Set the trace buffer into a circular buffer <text:tab/>65</text:a></text:p>
          <text:p text:style-name="P40"><text:a xlink:type="simple" xlink:href="#__RefHeading__5927_907387813" text:style-name="Index_20_Link" text:visited-style-name="Index_20_Link">Do not stop tracepoint when the GDB disconnects <text:tab/>66</text:a></text:p>
          <text:p text:style-name="P40"><text:a xlink:type="simple" xlink:href="#__RefHeading__5929_907387813" text:style-name="Index_20_Link" text:visited-style-name="Index_20_Link">kprobes-optimization and the execution speed of tracepoint <text:tab/>66</text:a></text:p>
          <text:p text:style-name="P38"><text:a xlink:type="simple" xlink:href="#__RefHeading__5931_907387813" text:style-name="Index_20_Link" text:visited-style-name="Index_20_Link">How to use trace state variables <text:tab/>67</text:a></text:p>
          <text:p text:style-name="P40"><text:a xlink:type="simple" xlink:href="#__RefHeading__5933_907387813" text:style-name="Index_20_Link" text:visited-style-name="Index_20_Link">Simple trace state variables <text:tab/>68</text:a></text:p>
          <text:p text:style-name="P40"><text:a xlink:type="simple" xlink:href="#__RefHeading__5935_907387813" text:style-name="Index_20_Link" text:visited-style-name="Index_20_Link">Per_cpu trace state variables <text:tab/>70</text:a></text:p>
          <text:p text:style-name="P41"><text:a xlink:type="simple" xlink:href="#__RefHeading__5937_907387813" text:style-name="Index_20_Link" text:visited-style-name="Index_20_Link">How to define <text:tab/>71</text:a></text:p>
          <text:p text:style-name="P42"><text:a xlink:type="simple" xlink:href="#__RefHeading__5939_907387813" text:style-name="Index_20_Link" text:visited-style-name="Index_20_Link">Local CPU variables <text:tab/>71</text:a></text:p>
          <text:p text:style-name="P42"><text:a xlink:type="simple" xlink:href="#__RefHeading__5941_907387813" text:style-name="Index_20_Link" text:visited-style-name="Index_20_Link">CPU id variables<text:tab/>71</text:a></text:p>
          <text:p text:style-name="P41"><text:a xlink:type="simple" xlink:href="#__RefHeading__5943_907387813" text:style-name="Index_20_Link" text:visited-style-name="Index_20_Link">Example 1<text:tab/>72</text:a></text:p>
          <text:p text:style-name="P41"><text:a xlink:type="simple" xlink:href="#__RefHeading__5945_907387813" text:style-name="Index_20_Link" text:visited-style-name="Index_20_Link">Example 2 <text:tab/>73</text:a></text:p>
          <text:p text:style-name="P40"><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4</text:a></text:p>
          <text:p text:style-name="P40"><text:a xlink:type="simple" xlink:href="#__RefHeading__7575_907387813" text:style-name="Index_20_Link" text:visited-style-name="Index_20_Link">Special trace state variable $self_trace <text:tab/>77</text:a></text:p>
          <text:p text:style-name="P40"><text:a xlink:type="simple" xlink:href="#__RefHeading__7577_907387813" text:style-name="Index_20_Link" text:visited-style-name="Index_20_Link">Trace the function return with $kret <text:tab/>78</text:a></text:p>
          <text:p text:style-name="P40"><text:soft-page-break/><text:a xlink:type="simple" xlink:href="#__RefHeading__7579_907387813" text:style-name="Index_20_Link" text:visited-style-name="Index_20_Link">Use $ignore_error and $last_errno to ignore the error of tstart <text:tab/>79</text:a></text:p>
          <text:p text:style-name="P40"><text:a xlink:type="simple" xlink:href="#__RefHeading__7581_907387813" text:style-name="Index_20_Link" text:visited-style-name="Index_20_Link">Use $cooked_clock and $cooked_rdtsc the time without KGTP used <text:tab/>80</text:a></text:p>
          <text:p text:style-name="P40"><text:a xlink:type="simple" xlink:href="#__RefHeading__7583_907387813" text:style-name="Index_20_Link" text:visited-style-name="Index_20_Link">Use $xtime_sec and $xtime_nsec get the timespec <text:tab/>81</text:a></text:p>
          <text:p text:style-name="P38"><text:a xlink:type="simple" xlink:href="#__RefHeading__7585_907387813" text:style-name="Index_20_Link" text:visited-style-name="Index_20_Link">Howto backtrace (stack dump) <text:tab/>82</text:a></text:p>
          <text:p text:style-name="P40"><text:a xlink:type="simple" xlink:href="#__RefHeading__7587_907387813" text:style-name="Index_20_Link" text:visited-style-name="Index_20_Link">Collect stack with $bt and use GDB command "backtrace" <text:tab/>83</text:a></text:p>
          <text:p text:style-name="P40"><text:a xlink:type="simple" xlink:href="#__RefHeading__7589_907387813" text:style-name="Index_20_Link" text:visited-style-name="Index_20_Link">Collect stack of current function's caller with $_ret <text:tab/>86</text:a></text:p>
          <text:p text:style-name="P40"><text:a xlink:type="simple" xlink:href="#__RefHeading__7591_907387813" text:style-name="Index_20_Link" text:visited-style-name="Index_20_Link">Use $dump_stack to output stack dump through printk <text:tab/>88</text:a></text:p>
          <text:p text:style-name="P38"><text:a xlink:type="simple" xlink:href="#__RefHeading__7593_907387813" text:style-name="Index_20_Link" text:visited-style-name="Index_20_Link">Howto let tracepoint output value directly <text:tab/>90</text:a></text:p>
          <text:p text:style-name="P40"><text:a xlink:type="simple" xlink:href="#__RefHeading__7595_907387813" text:style-name="Index_20_Link" text:visited-style-name="Index_20_Link">Switch collect to output the value directly <text:tab/>90</text:a></text:p>
          <text:p text:style-name="P38"><text:a xlink:type="simple" xlink:href="#__RefHeading__7597_907387813" text:style-name="Index_20_Link" text:visited-style-name="Index_20_Link">Howto use watch tracepoint control hardware breakpoints to record memory access <text:tab/>92</text:a></text:p>
          <text:p text:style-name="P40"><text:a xlink:type="simple" xlink:href="#__RefHeading__7599_907387813" text:style-name="Index_20_Link" text:visited-style-name="Index_20_Link">Trace state variables of watch tracepoint<text:tab/>92</text:a></text:p>
          <text:p text:style-name="P40"><text:a xlink:type="simple" xlink:href="#__RefHeading__7601_907387813" text:style-name="Index_20_Link" text:visited-style-name="Index_20_Link">Static watch tracepoint<text:tab/>95</text:a></text:p>
          <text:p text:style-name="P40"><text:a xlink:type="simple" xlink:href="#__RefHeading__7603_907387813" text:style-name="Index_20_Link" text:visited-style-name="Index_20_Link">Dynamic watch tracepoint <text:tab/>96</text:a></text:p>
          <text:p text:style-name="P38"><text:a xlink:type="simple" xlink:href="#__RefHeading__7605_907387813" text:style-name="Index_20_Link" text:visited-style-name="Index_20_Link">Use while-stepping let Linux kernel do single step<text:tab/>97</text:a></text:p>
          <text:p text:style-name="P40"><text:a xlink:type="simple" xlink:href="#__RefHeading__9329_907387813" text:style-name="Index_20_Link" text:visited-style-name="Index_20_Link">Howto use while-stepping <text:tab/>97</text:a></text:p>
          <text:p text:style-name="P40"><text:a xlink:type="simple" xlink:href="#__RefHeading__9331_907387813" text:style-name="Index_20_Link" text:visited-style-name="Index_20_Link">Read the traceframe of while-stepping <text:tab/>98</text:a></text:p>
          <text:p text:style-name="P38"><text:a xlink:type="simple" xlink:href="#__RefHeading__9333_907387813" text:style-name="Index_20_Link" text:visited-style-name="Index_20_Link">Howto show a variable whose value has been optimized away <text:tab/>100</text:a></text:p>
          <text:p text:style-name="P40"><text:a xlink:type="simple" xlink:href="#__RefHeading__9335_907387813" text:style-name="Index_20_Link" text:visited-style-name="Index_20_Link">Update your GCC <text:tab/>100</text:a></text:p>
          <text:p text:style-name="P40"><text:a xlink:type="simple" xlink:href="#__RefHeading__9337_907387813" text:style-name="Index_20_Link" text:visited-style-name="Index_20_Link">Get the way that access the variable that has been out through parse ASM code <text:tab/>101</text:a></text:p>
          <text:p text:style-name="P38"><text:a xlink:type="simple" xlink:href="#__RefHeading__9339_907387813" text:style-name="Index_20_Link" text:visited-style-name="Index_20_Link">How to get the function pointer point to<text:tab/>104</text:a></text:p>
          <text:p text:style-name="P40"><text:a xlink:type="simple" xlink:href="#__RefHeading__9341_907387813" text:style-name="Index_20_Link" text:visited-style-name="Index_20_Link">If the debug info of the function pointer is not optimized out <text:tab/>104</text:a></text:p>
          <text:p text:style-name="P40"><text:a xlink:type="simple" xlink:href="#__RefHeading__9343_907387813" text:style-name="Index_20_Link" text:visited-style-name="Index_20_Link">If the debug info of the function pointer is optimized out <text:tab/>105</text:a></text:p>
          <text:p text:style-name="P38"><text:a xlink:type="simple" xlink:href="#__RefHeading__9345_907387813" text:style-name="Index_20_Link" text:visited-style-name="Index_20_Link">/sys/kernel/debug/gtpframe and offline debug<text:tab/>106</text:a></text:p>
          <text:p text:style-name="P38"><text:a xlink:type="simple" xlink:href="#__RefHeading__9347_907387813" text:style-name="Index_20_Link" text:visited-style-name="Index_20_Link">How to use /sys/kernel/debug/gtpframe_pipe <text:tab/>108</text:a></text:p>
          <text:p text:style-name="P40"><text:a xlink:type="simple" xlink:href="#__RefHeading__9349_907387813" text:style-name="Index_20_Link" text:visited-style-name="Index_20_Link">Get the frame info with GDB <text:tab/>109</text:a></text:p>
          <text:p text:style-name="P40"><text:a xlink:type="simple" xlink:href="#__RefHeading__9351_907387813" text:style-name="Index_20_Link" text:visited-style-name="Index_20_Link">Get the frame info with cat <text:tab/>110</text:a></text:p>
          <text:p text:style-name="P40"><text:a xlink:type="simple" xlink:href="#__RefHeading__9353_907387813" text:style-name="Index_20_Link" text:visited-style-name="Index_20_Link">Get the frame info with getframe <text:tab/>111</text:a></text:p>
          <text:p text:style-name="P40"><text:a xlink:type="simple" xlink:href="#__RefHeading__9355_907387813" text:style-name="Index_20_Link" text:visited-style-name="Index_20_Link">Use $pipe_trace<text:tab/>112</text:a></text:p>
          <text:p text:style-name="P38"><text:a xlink:type="simple" xlink:href="#__RefHeading__9357_907387813" text:style-name="Index_20_Link" text:visited-style-name="Index_20_Link">Use KGTP with user space program<text:tab/>113</text:a></text:p>
          <text:p text:style-name="P40"><text:a xlink:type="simple" xlink:href="#__RefHeading__5676_1661268449" text:style-name="Index_20_Link" text:visited-style-name="Index_20_Link">Let GDB connect KGTP for user space program<text:tab/>113</text:a></text:p>
          <text:p text:style-name="P40"><text:a xlink:type="simple" xlink:href="#__RefHeading__5678_1661268449" text:style-name="Index_20_Link" text:visited-style-name="Index_20_Link">Read memory of user space program directly<text:tab/>114</text:a></text:p>
          <text:p text:style-name="P40"><text:a xlink:type="simple" xlink:href="#__RefHeading__5680_1661268449" text:style-name="Index_20_Link" text:visited-style-name="Index_20_Link">Trace user space program<text:tab/>115</text:a></text:p>
          <text:p text:style-name="P40"><text:a xlink:type="simple" xlink:href="#__RefHeading__9361_907387813" text:style-name="Index_20_Link" text:visited-style-name="Index_20_Link">collect stack (for backtrace) of system from Linux kernel to user space in tracepoint<text:tab/>117</text:a></text:p>
          <text:p text:style-name="P40"><text:a xlink:type="simple" xlink:href="#__RefHeading__9363_907387813" text:style-name="Index_20_Link" text:visited-style-name="Index_20_Link">How to use add-ons/hotcode.py <text:tab/>120</text:a></text:p>
          <text:p text:style-name="P38"><text:a xlink:type="simple" xlink:href="#__RefHeading__9365_907387813" text:style-name="Index_20_Link" text:visited-style-name="Index_20_Link">How to add plugin in C <text:tab/>121</text:a></text:p>
          <text:p text:style-name="P40"><text:a xlink:type="simple" xlink:href="#__RefHeading__9367_907387813" text:style-name="Index_20_Link" text:visited-style-name="Index_20_Link">API <text:tab/>121</text:a></text:p>
          <text:p text:style-name="P40"><text:a xlink:type="simple" xlink:href="#__RefHeading__9369_907387813" text:style-name="Index_20_Link" text:visited-style-name="Index_20_Link">Example <text:tab/>123</text:a></text:p>
          <text:p text:style-name="P40"><text:a xlink:type="simple" xlink:href="#__RefHeading__9371_907387813" text:style-name="Index_20_Link" text:visited-style-name="Index_20_Link">How to use<text:tab/>124</text:a></text:p>
          <text:p text:style-name="P38"><text:a xlink:type="simple" xlink:href="#__RefHeading__9373_907387813" text:style-name="Index_20_Link" text:visited-style-name="Index_20_Link">How to use performance counters <text:tab/>125</text:a></text:p>
          <text:p text:style-name="P40"><text:a xlink:type="simple" xlink:href="#__RefHeading__9375_907387813" text:style-name="Index_20_Link" text:visited-style-name="Index_20_Link">Define a perf event trace state variable <text:tab/>126</text:a></text:p>
          <text:p text:style-name="P40"><text:a xlink:type="simple" xlink:href="#__RefHeading__9377_907387813" text:style-name="Index_20_Link" text:visited-style-name="Index_20_Link">Define a per_cpu perf event trace state variable <text:tab/>127</text:a></text:p>
          <text:p text:style-name="P40"><text:a xlink:type="simple" xlink:href="#__RefHeading__9379_907387813" text:style-name="Index_20_Link" text:visited-style-name="Index_20_Link">The perf event type and config <text:tab/>128</text:a></text:p>
          <text:p text:style-name="P40"><text:a xlink:type="simple" xlink:href="#__RefHeading__9381_907387813" text:style-name="Index_20_Link" text:visited-style-name="Index_20_Link">Enable and disable all the perf event in a CPU with $p_pe_en<text:tab/>130</text:a></text:p>
          <text:p text:style-name="P40"><text:a xlink:type="simple" xlink:href="#__RefHeading__9383_907387813" text:style-name="Index_20_Link" text:visited-style-name="Index_20_Link">GDB scripts to help with set and get the perf event trace state variables <text:tab/>131</text:a></text:p>
        </text:index-body>
      </text:table-of-content>
      <text:p text:style-name="P4"><text:soft-page-break/></text:p>
      <text:h text:style-name="P32" text:outline-level="1"><text:bookmark-start text:name="__RefHeading__10569_680043226"/>About this document<text:bookmark-end text:name="__RefHeading__10569_680043226"/></text:h>
      <text:p text:style-name="P9"><text:a xlink:type="simple" xlink:href="https://code.google.com/p/kgtp/wiki/HOWTO">https://code.google.com/p/kgtp/wiki/HOWTO</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32" text:outline-level="1"><text:bookmark-start text:name="__RefHeading__10571_680043226"/>What is KGTP<text:bookmark-end text:name="__RefHeading__10571_680043226"/></text:h>
      <text:p text:style-name="P5"><text:span text:style-name="T4">KGTP</text:span> is a <text:span text:style-name="T3">flexible</text:span>, <text:span text:style-name="T3">lightweight</text:span> and <text:span text:style-name="T3">realtime</text:span> <text:span text:style-name="T4">Linux</text:span> (include <text:span text:style-name="T4">Android</text:span>) <text:span text:style-name="T4">debugger</text:span> and <text:span text:style-name="T4">tracer</text:span>.</text:p>
      <text:p text:style-name="P5">To use it, you don't need patch or rebuild the Linux kernel. Just build KGTP module and insmod it is OK.</text:p>
      <text:p text:style-name="P5"/>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KGTP supports <text:span text:style-name="T4">X86-32</text:span>, <text:span text:style-name="T4">X86-64</text:span>, <text:span text:style-name="T4">MIPS</text:span> and <text:span text:style-name="T4">ARM</text:span>.</text:p>
      <text:p text:style-name="P5">KGTP is tested on Linux kernel <text:span text:style-name="T4">2.6.18</text:span> to <text:span text:style-name="T4">upstream</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33" text:outline-level="1"><text:bookmark-start text:name="__RefHeading__240_1462447338"/>Get help or report issues<text:bookmark-end text:name="__RefHeading__240_1462447338"/></text:h>
      <text:p text:style-name="P22">Please post issues to to <text:a xlink:type="simple" xlink:href="https://github.com/teawater/kgtp/issues">https://github.com/teawater/kgtp/issues</text:a>.</text:p>
      <text:p text:style-name="P22">Or mail them to <text:a xlink:type="simple" xlink:href="mailto:teawater@gmail.com?Subject=Report%20an%20issue%20of%20KGTP">mailto:teawater@gmail.com?Subject=Report%20an%20issue%20of%20KGTP</text:a>.</text:p>
      <text:p text:style-name="P22">The KGTP team will try our best to help you.</text:p>
      <text:p text:style-name="P22"/>
      <text:p text:style-name="P22">Please goto <text:a xlink:type="simple" xlink:href="https://code.google.com/p/kgtp/issues/list">https://code.google.com/p/kgtp/issues/list</text:a> access the old issues list.</text:p>
      <text:p text:style-name="P5"/>
      <text:h text:style-name="P31"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1">GDB debug normal program</text:p>
          </table:table-cell>
          <table:table-cell table:style-name="TableofdifferentbetweenGDBdebugnormalprogramandKGTP.C1" office:value-type="string">
            <text:p text:style-name="P11">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0">Have a GDB installed in your system. <text:s/>Program built with "-g".</text:p>
          </table:table-cell>
          <table:table-cell table:style-name="TableofdifferentbetweenGDBdebugnormalprogramandKGTP.C2" office:value-type="string">
            <text:p text:style-name="P10">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10">You alse need do some preparatory work with Linux kernel and KGTP. Please goto <text:a xlink:type="simple" xlink:href="#5.Preparatory work before use KGTP|outline">Preparatory work before use 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0">Use command "gdb -p pid" or GDB command "attach pid" can attach a program that running in the system.</text:p>
          </table:table-cell>
          <table:table-cell table:style-name="TableofdifferentbetweenGDBdebugnormalprogramandKGTP.C2" office:value-type="string">
            <text:p text:style-name="P10">Need insmod gtp.ko first, see <text:a xlink:type="simple" xlink:href="#Insmod the KGTP module |outline">Insmod the KGTP module</text:a>.</text:p>
            <text:p text:style-name="P10">Then let GDB connect to KGTP, see <text:a xlink:type="simple" xlink:href="#Make GDB connect to gtp|outline">Make GDB connect to gtp</text:a>.</text:p>
            <text:p text:style-name="P10">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0">GDB command "b place_will_stop", let program execute after this command. <text:soft-page-break/>Then programe will stop in the place that setup a breakpoint.</text:p>
          </table:table-cell>
          <table:table-cell table:style-name="TableofdifferentbetweenGDBdebugnormalprogramandKGTP.C2" office:value-type="string">
            <text:p text:style-name="P10">KGTP doesn't support breakpoints but it support tracepoints. <text:soft-page-break/>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4">Difference</text:span> is breakpoints will stop the program But the 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0">After GDB stop the program(maybe doesn't need), it can read memory of program with GDB command "print", "x" and so on.</text:p>
          </table:table-cell>
          <table:table-cell table:style-name="TableofdifferentbetweenGDBdebugnormalprogramandKGTP.C2" office:value-type="string">
            <text:p text:style-name="P10">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0">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0">GDB can continue program execution with command "continue" and stop it with CTRL-C.</text:p>
          </table:table-cell>
          <table:table-cell table:style-name="TableofdifferentbetweenGDBdebugnormalprogramandKGTP.C2" office:value-type="string">
            <text:p text:style-name="P10">KGTP never stop the Linux kernel. But tracepoint can be start and stop.<text:a xlink:type="simple" xlink:href="#Start and stop the tracepoint |outline">Start and stop the tracepoint</text:a> </text:p>
            <text:p text:style-name="P10"><text:soft-page-break/>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0">GDB can print backtrace of all stack frames with command "backtrace".</text:p>
          </table:table-cell>
          <table:table-cell table:style-name="TableofdifferentbetweenGDBdebugnormalprogramandKGTP.C2" office:value-type="string">
            <text:p text:style-name="P10">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0">GDB can let programe stop when some memory access happen with watchpoint.</text:p>
          </table:table-cell>
          <table:table-cell table:style-name="TableofdifferentbetweenGDBdebugnormalprogramandKGTP.C2" office:value-type="string">
            <text:p text:style-name="P10">KGTP can record the memory access with watch tracepoint. <text:a xlink:type="simple" xlink:href="#Howto use watch tracepoint control hardware breakpoints to record memory access |outline">Howto use watch tracepoint control hardware 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0">GDB can call function of program with command "call function(xx,xx)".</text:p>
          </table:table-cell>
          <table:table-cell table:style-name="TableofdifferentbetweenGDBdebugnormalprogramandKGTP.C2" office:value-type="string">
            <text:p text:style-name="P10">KGTP can call function of Linux kernel with plugin.<text:a xlink:type="simple" xlink:href="#How to add plugin in C |outline">How to add plugin in C</text:a></text:p>
          </table:table-cell>
        </table:table-row>
      </table:table>
      <text:p text:style-name="P5"/>
      <text:h text:style-name="P31"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19"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config.</text:p>
      <text:p text:style-name="P12"/>
      <text:h text:style-name="P17"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Linux kernel config.</text:p>
      <text:h text:style-name="P17"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1"/>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3"/>
      <text:p text:style-name="Text_20_body">Then run:</text:p>
      <text:p text:style-name="Quotations">sudo apt-get update</text:p>
      <text:p text:style-name="P13"/>
      <text:p text:style-name="P7">2) Get Linux kernel debug image</text:p>
      <text:p text:style-name="Quotations">sudo apt-get install linux-image-$(uname -r)-dbgsym</text:p>
      <text:p text:style-name="P13"/>
      <text:p text:style-name="Text_20_body">Then you can find Linux kernel debug image in "/usr/lib/debug/boot/vmlinux-$(uname -r)".</text:p>
      <text:p text:style-name="Text_20_body">Please <text:span text:style-name="T4">note</text:span> that this step <text:span text:style-name="T4">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4">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3"/>
      <text:h text:style-name="Heading_20_5" text:outline-level="5"><text:bookmark-start text:name="__RefHeading__890_1585187435"/>Install the Linux kernel source<text:bookmark-end text:name="__RefHeading__890_1585187435"/></text:h>
      <text:h text:style-name="Heading_20_6" text:outline-level="6"><text:bookmark-start text:name="__RefHeading__10573_680043226"/>New way<text:bookmark-end text:name="__RefHeading__10573_680043226"/></text:h>
      <text:p text:style-name="Text_20_body">Install package that we need:</text:p>
      <text:p text:style-name="Quotations">sudo apt-get install dpkg-dev</text:p>
      <text:p text:style-name="Text_20_body"/>
      <text:p text:style-name="Text_20_body">Get the Linux kernel source:</text:p>
      <text:p text:style-name="Quotations">apt-get source linux-image-$(uname -r)</text:p>
      <text:p text:style-name="Text_20_body">Then you can find Linux kernel directory in current directory. </text:p>
      <text:p text:style-name="Text_20_body">Move this directory to "/build/buildd/".</text:p>
      <text:h text:style-name="Heading_20_6" text:outline-level="6"><text:bookmark-start text:name="__RefHeading__10575_680043226"/>Old way<text:bookmark-end text:name="__RefHeading__10575_680043226"/></text:h>
      <text:p text:style-name="Text_20_body">Install the source package:</text:p>
      <text:p text:style-name="Quotations">sudo apt-get install linux-source</text:p>
      <text:p text:style-name="P13"/>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3"/>
      <text:p text:style-name="Text_20_body">Please <text:span text:style-name="T4">note</text:span> that this step <text:a xlink:type="simple" xlink:href="#5.0.0.1.4.Install the Linux kernel source|outline"><text:span text:style-name="T4">Install the Linux kernel source</text:span></text:a> need do again when Linux kernel update.</text:p>
      <text:h text:style-name="P39"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4"/>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3"/>
      <text:p text:style-name="Text_20_body">Please <text:span text:style-name="T4">note</text:span> that after update the Linux kernel package, you may need to call this command.</text:p>
      <text:h text:style-name="P17"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4">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file "vmlinux" in the Linux kernel build directory is the debug image.</text:p>
      <text:h text:style-name="P39"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39"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text:a xlink:type="simple" xlink:href="#Make GDB connect to gtp|outline">Make GDB connect to gtp</text:a>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7"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20">Processor type and features <text:s/>---&gt; </text:p>
      <text:p text:style-name="P20"><text:s text:c="8"/>(0x1000000) Physical address where the kernel is loaded </text:p>
      <text:p text:style-name="P20"><text:s text:c="8"/>(0x100000) Alignment value to which kernel should be aligned</text:p>
      <text:p text:style-name="Text_20_body"/>
      <text:p text:style-name="Text_20_body">The values of these two options are different. Please <text:span text:style-name="T4">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8"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s://github.com/teawater/kgtp">https://github.com/teawater/kgtp</text:a> OR <text:a xlink:type="simple" xlink:href="#https://code.google.com/p/kgtp/wiki/UPDATE">UPDATE</text:a> to download the package. </text:p>
      <text:h text:style-name="P17" text:outline-level="3"><text:bookmark-start text:name="__RefHeading__4098_695897485"/>Get KGTP through git<text:bookmark-end text:name="__RefHeading__4098_695897485"/></text:h>
      <text:p text:style-name="Text_20_body">Following command will get the upstream version of KGTP:</text:p>
      <text:p text:style-name="Quotations">git clone https://github.com/teawater/kgtp.git</text:p>
      <text:p text:style-name="P21"/>
      <text:p text:style-name="Text_20_body">Following command will get the last release version of KGTP:</text:p>
      <text:p text:style-name="Quotations">git clone https://github.com/teawater/kgtp.git</text:p>
      <text:p text:style-name="Quotations">git checkout release -b release</text:p>
      <text:p text:style-name="Text_20_body"/>
      <text:h text:style-name="P17" text:outline-level="3"><text:bookmark-start text:name="__RefHeading__10684_1267614711"/>Mirrors<text:bookmark-end text:name="__RefHeading__10684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18"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20">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8"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1"/>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7"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1"/>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8" text:outline-level="2"><text:bookmark-start text:name="__RefHeading__4756_695897485"/>Install and uninstall KGTP <text:bookmark-end text:name="__RefHeading__4756_695897485"/></text:h>
      <text:p text:style-name="Text_20_body">KGTP don't need to be install because it can insmod directly inside its directory (See <text:a xlink:type="simple" xlink:href="#Insmod the KGTP module |outline">Insmod the KGTP module</text:a>). But if you need, you can install it to your system. </text:p>
      <text:p text:style-name="Text_20_body">Install: </text:p>
      <text:p text:style-name="Quotations">cd kgtp/ </text:p>
      <text:p text:style-name="Quotations">sudo make install</text:p>
      <text:p text:style-name="P21"/>
      <text:p text:style-name="Text_20_body">Uninstall: </text:p>
      <text:p text:style-name="Quotations">cd kgtp/ </text:p>
      <text:p text:style-name="Quotations">sudo make uninstall </text:p>
      <text:p text:style-name="Text_20_body"/>
      <text:h text:style-name="P18"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21"><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8"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1742999872" text:style-name="L1">
        <text:list-item>
          <text:p text:style-name="P23"><text:span text:style-name="T4">gtp_3.7_to_upstream.patch</text:span> is the patch for Linux kernel from 3.7 to upstream. </text:p>
        </text:list-item>
        <text:list-item>
          <text:p text:style-name="P23"><text:span text:style-name="T4">gtp_3.0_to_3.6.patch is the patch</text:span> for Linux kernel from 3.0 to 3.6. </text:p>
        </text:list-item>
        <text:list-item>
          <text:p text:style-name="P23"><text:span text:style-name="T4">gtp_2.6.39.patch is the patch</text:span> for Linux kernel 2.6.39. </text:p>
        </text:list-item>
        <text:list-item>
          <text:p text:style-name="P23"><text:span text:style-name="T4">gtp_2.6.33_to_2.6.38.patch</text:span> is the patch for Linux kernel from 2.6.33 to 2.6.38. </text:p>
        </text:list-item>
        <text:list-item>
          <text:p text:style-name="P23"><text:span text:style-name="T4">gtp_2.6.20_to_2.6.32.patch</text:span> is the patch for Linux kernel from 2.6.20 to 2.6.32. </text:p>
        </text:list-item>
        <text:list-item>
          <text:p text:style-name="P23"><text:span text:style-name="T4">gtp_older_to_2.6.19.patch</text:span> is the patch for Linux kernel 2.6.19 and older version. </text:p>
        </text:list-item>
      </text:list>
      <text:p text:style-name="Text_20_body"/>
      <text:h text:style-name="P18"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text:a xlink:type="simple" xlink:href="#3.Get help or report issues about KGTP|outline">Get help or report issues about KGTP</text:a>.</text:p>
      <text:p text:style-name="Text_20_body"/>
      <text:h text:style-name="P30"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21"/>
      <text:p text:style-name="Text_20_body">Or you can use the kgtp module in the directory. </text:p>
      <text:p text:style-name="Quotations">cd kgtp/ </text:p>
      <text:p text:style-name="Quotations">sudo insmod gtp.ko</text:p>
      <text:p text:style-name="P21"/>
      <text:h text:style-name="P17"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21"/>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7" text:outline-level="3"><text:bookmark-start text:name="__RefHeading__4283_1369842245"/>Make GDB connect to gtp<text:bookmark-end text:name="__RefHeading__4283_1369842245"/></text:h>
      <text:h text:style-name="Heading_20_4" text:outline-level="4"><text:bookmark-start text:name="__RefHeading__10764_1675807557"/>Load Linux kernel debug image to GDB<text:bookmark-end text:name="__RefHeading__10764_1675807557"/></text:h>
      <text:p text:style-name="Text_20_body">You can open GDB with following command to load image:</text:p>
      <text:p text:style-name="Quotations">gdb kernel_debug_image_file</text:p>
      <text:p text:style-name="Text_20_body">Or after you open GDB, use following GDB command to load image:</text:p>
      <text:p text:style-name="Quotations">file kernel_debug_image_file</text:p>
      <text:p text:style-name="Text_20_body">According to “<text:a xlink:type="simple" xlink:href="#4.0.0.3.Where is the current Linux kernel debug image |outline">Where is the current Linux kernel debug image</text:a>”, You can find Linux kernel debug image (kernel_debug_image_file).</text:p>
      <text:p text:style-name="Text_20_body"/>
      <text:p text:style-name="Text_20_body">Please <text:span text:style-name="T4">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Text_20_body"/>
      <text:h text:style-name="P39"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39"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21"/>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21"/>
      <text:p text:style-name="Text_20_body">After that, you can begin to use GDB command trace and debug the Linux Kernel. </text:p>
      <text:p text:style-name="Text_20_body"/>
      <text:h text:style-name="P18"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4">First</text:span>, make sure ADB has connected with Android.</text:p>
      <text:p text:style-name="Text_20_body"/>
      <text:p text:style-name="Text_20_body"><text:span text:style-name="T4">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4">Third</text:span>, insmod the module. </text:p>
      <text:p text:style-name="Quotations">adb shell insmod /gtp.ko</text:p>
      <text:p text:style-name="P21"/>
      <text:h text:style-name="P17"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7"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21"/>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21"/>
      <text:p text:style-name="Text_20_body">After that, you can begin to use GDB command trace and debug the Linux Kernel. </text:p>
      <text:p text:style-name="Text_20_body"/>
      <text:h text:style-name="P30"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21"/>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21"/>
      <text:h text:style-name="P18" text:outline-level="2"><text:bookmark-start text:name="__RefHeading__4832_1369842245"/>How to use getmod.py <text:bookmark-end text:name="__RefHeading__4832_1369842245"/></text:h>
      <text:p text:style-name="Text_20_body">Please <text:span text:style-name="T4">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21"/>
      <text:p text:style-name="Text_20_body">Then this script will auto load the Linux kernel module's symbols to GDB. </text:p>
      <text:p text:style-name="Text_20_body"/>
      <text:h text:style-name="P30"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1"/>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1"/>
      <text:h text:style-name="P17"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18"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7"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39"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7"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1"/>
      <text:h text:style-name="P39"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1"/>
      <text:h text:style-name="P17"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39"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4">note</text:span> that collect an pointer (collect ptr) will just collect the address of this pointer. Add a * before ptr will make action collect the data that pointer point to(collect *ptr). </text:p>
      <text:p text:style-name="Text_20_body"/>
      <text:h text:style-name="P39"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39"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17"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1"/>
      <text:p text:style-name="Text_20_body">It will stop by this GDB command:</text:p>
      <text:p text:style-name="Quotations">(gdb) tstop</text:p>
      <text:p text:style-name="P21"/>
      <text:h text:style-name="P17"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4">note</text:span> that it only useful when tracepoint stop. </text:p>
      <text:p text:style-name="Text_20_body"/>
      <text:h text:style-name="P17"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39"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1"/>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1"/>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7"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4">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1"/>
      <text:h text:style-name="P17"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7"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7"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1"/>
      <text:h text:style-name="P17"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1"/>
      <text:h text:style-name="P17"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1"/>
      <text:h text:style-name="P17" text:outline-level="3"><text:bookmark-start text:name="__RefHeading__5923_907387813"/>Get status of tracepoint <text:bookmark-end text:name="__RefHeading__5923_907387813"/></text:h>
      <text:p text:style-name="Text_20_body">Please use GDB command "tstatus". </text:p>
      <text:p text:style-name="Text_20_body"/>
      <text:h text:style-name="P17"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1"/>
      <text:h text:style-name="P17"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1"/>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4">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8"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4">note</text:span> that just GDB 7.2.1 and later versions support use trace state variables directly, the old version of GDB can show the value of trace state variables through command "info tvariables". </text:p>
      <text:p text:style-name="Text_20_body"/>
      <text:h text:style-name="P17"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1"/>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1"/>
      <text:p text:style-name="Text_20_body">Also, you can set a value of variable to trace state variable, but don't forget covert variable to "uint64_t". </text:p>
      <text:p text:style-name="Quotations">&gt;teval $c=(uint64_t)a</text:p>
      <text:p text:style-name="P21"/>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1"/>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1"/>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7"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39"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1"/>
      <text:p text:style-name="Text_20_body">For example: </text:p>
      <text:p text:style-name="Quotations">(gdb) tvariable $p_count</text:p>
      <text:p text:style-name="P21"/>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1"><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1"/>
      <text:h text:style-name="P39"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1"/>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1"/>
      <text:h text:style-name="P39"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1"/>
      <text:h text:style-name="P17"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1"/>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7"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7"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4">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1"/>
      <text:h text:style-name="P17"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7"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7"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8"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7"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1"/>
      <text:p text:style-name="Text_20_body">If you want to change size of $bt, you can use following GDB command before "tstart": </text:p>
      <text:p text:style-name="Quotations">(gdb) tvariable $bt=1024</text:p>
      <text:p text:style-name="P21"/>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1"/>
      <text:p text:style-name="Text_20_body">From this example, we can see some GDB commands that parse the the call stack: </text:p>
      <text:list xml:id="list1437456023" text:style-name="L2">
        <text:list-item>
          <text:p text:style-name="P24"><text:span text:style-name="T4">bt</text:span> is the alias of GDB commands backtrace that print a backtrace of the entire stack: one line per frame for all frames in the stack. </text:p>
        </text:list-item>
        <text:list-item>
          <text:p text:style-name="P24"><text:span text:style-name="T4">up n</text:span> is move n frames up the stack. For positive numbers n, this <text:soft-page-break/>advances toward the outermost frame, to higher frame numbers, to frames that have existed longer. n defaults to one. </text:p>
        </text:list-item>
        <text:list-item>
          <text:p text:style-name="P24"><text:span text:style-name="T4">down n</text:span> is move n frames down the stack. For positive numbers n, this advances toward the innermost frame, to lower frame numbers, to frames that were created more recently. n defaults to one. You may abbreviate down as do. </text:p>
        </text:list-item>
        <text:list-item>
          <text:p text:style-name="P24"><text:span text:style-name="T4">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7"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4">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7"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1"/>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1"/>
      <text:h text:style-name="P18"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1"/>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1"/>
      <text:p text:style-name="Text_20_body">$printk_tmp, to output the value of global variable need set to it first. </text:p>
      <text:p text:style-name="Text_20_body"/>
      <text:p text:style-name="Text_20_body">Following example shows a count number, pid, jiffies_64 and the file name <text:soft-page-break/>that 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1"/>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8" text:outline-level="2"><text:bookmark-start text:name="__RefHeading__7597_907387813"/>Howto use watch tracepoint control hardware breakpoints to record memory access <text:bookmark-end text:name="__RefHeading__7597_907387813"/></text:h>
      <text:p text:style-name="Text_20_body"><text:span text:style-name="T4">Watch tracepoint</text:span> can control hardware breakpoints to record the memory access through set some special trace state variables in its action. </text:p>
      <text:p text:style-name="Text_20_body">Please <text:span text:style-name="T4">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6">Name</text:p>
          </table:table-cell>
          <table:table-cell table:style-name="Tracestatevariablesofwatchtracepoint.A1" office:value-type="string">
            <text:p text:style-name="P16">Written by normal tracepoint</text:p>
          </table:table-cell>
          <table:table-cell table:style-name="Tracestatevariablesofwatchtracepoint.A1" office:value-type="string">
            <text:p text:style-name="P16">Read by normal tracepoint</text:p>
          </table:table-cell>
          <table:table-cell table:style-name="Tracestatevariablesofwatchtracepoint.A1" office:value-type="string">
            <text:p text:style-name="P16">Written by static watch tracepoint</text:p>
          </table:table-cell>
          <table:table-cell table:style-name="Tracestatevariablesofwatchtracepoint.A1" office:value-type="string">
            <text:p text:style-name="P16">Read by static watch tracepoint</text:p>
          </table:table-cell>
          <table:table-cell table:style-name="Tracestatevariablesofwatchtracepoint.A1" office:value-type="string">
            <text:p text:style-name="P16">Written by dynamic watch tracepoint</text:p>
          </table:table-cell>
          <table:table-cell table:style-name="Tracestatevariablesofwatchtracepoint.G1" office:value-type="string">
            <text:p text:style-name="P16">Read by dynamic watch tracepoint</text:p>
          </table:table-cell>
        </table:table-row>
        <table:table-row>
          <table:table-cell table:style-name="Tracestatevariablesofwatchtracepoint.A2" office:value-type="string">
            <text:p text:style-name="P15">$watch_static</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id</text:p>
          </table:table-cell>
          <table:table-cell table:style-name="Tracestatevariablesofwatchtracepoint.A2" office:value-type="string">
            <text:p text:style-name="P15">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addr</text:p>
          </table:table-cell>
          <table:table-cell table:style-name="Tracestatevariablesofwatchtracepoint.A2" office:value-type="string">
            <text:p text:style-name="P15">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ype</text:p>
          </table:table-cell>
          <table:table-cell table:style-name="Tracestatevariablesofwatchtracepoint.A2" office:value-type="string">
            <text:p text:style-name="P15">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5">Get the value that this tracepoint set to $watch_type</text:p>
          </table:table-cell>
          <table:table-cell table:style-name="Tracestatevariablesofwatchtracepoint.A2" office:value-type="string">
            <text:p text:style-name="P15">Set the type of this watch tracepoint.</text:p>
          </table:table-cell>
          <table:table-cell table:style-name="Tracestatevariablesofwatchtracepoint.A2" office:value-type="string">
            <text:p text:style-name="P15">Get the type of this watch tracepoint.</text:p>
          </table:table-cell>
          <table:table-cell table:style-name="Tracestatevariablesofwatchtracepoint.A2" office:value-type="string">
            <text:p text:style-name="P15">Set the default type of this watch tracepoint.</text:p>
          </table:table-cell>
          <table:table-cell table:style-name="Tracestatevariablesofwatchtracepoint.G2" office:value-type="string">
            <text:p text:style-name="P15">Get the type of this watch tracepoint when it really exec.</text:p>
          </table:table-cell>
        </table:table-row>
        <table:table-row>
          <table:table-cell table:style-name="Tracestatevariablesofwatchtracepoint.A2" office:value-type="string">
            <text:p text:style-name="P15">$watch_size</text:p>
          </table:table-cell>
          <table:table-cell table:style-name="Tracestatevariablesofwatchtracepoint.A2" office:value-type="string">
            <text:p text:style-name="P15">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5">Get the value that this tracepoint set to $watch_size.</text:p>
          </table:table-cell>
          <table:table-cell table:style-name="Tracestatevariablesofwatchtracepoint.A2" office:value-type="string">
            <text:p text:style-name="P15">Set the size of this watch tracepoint.</text:p>
          </table:table-cell>
          <table:table-cell table:style-name="Tracestatevariablesofwatchtracepoint.A2" office:value-type="string">
            <text:p text:style-name="P15">Get the size of this watch tracepoint.</text:p>
          </table:table-cell>
          <table:table-cell table:style-name="Tracestatevariablesofwatchtracepoint.A2" office:value-type="string">
            <text:p text:style-name="P15">Set the default size of this watch tracepoint.</text:p>
          </table:table-cell>
          <table:table-cell table:style-name="Tracestatevariablesofwatchtracepoint.G2" office:value-type="string">
            <text:p text:style-name="P15">Get the size of this watch tracepoint when it really exec.</text:p>
          </table:table-cell>
        </table:table-row>
        <table:table-row>
          <table:table-cell table:style-name="Tracestatevariablesofwatchtracepoint.A2" office:value-type="string">
            <text:p text:style-name="P15">$watch_start</text:p>
          </table:table-cell>
          <table:table-cell table:style-name="Tracestatevariablesofwatchtracepoint.A2" office:value-type="string">
            <text:p text:style-name="P15">Set the address to a dynamic watch tracepoint(set by $watch_set_addr or $watch_set_id) and let it try to start <text:soft-page-break/>work.</text:p>
          </table:table-cell>
          <table:table-cell table:style-name="Tracestatevariablesofwatchtracepoint.A2" office:value-type="string">
            <text:p text:style-name="P15">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top</text:p>
          </table:table-cell>
          <table:table-cell table:style-name="Tracestatevariablesofwatchtracepoint.A2" office:value-type="string">
            <text:p text:style-name="P15">Set a address to $watch_stop will let a dynamic watch tracepoint that watch in this address stop.</text:p>
          </table:table-cell>
          <table:table-cell table:style-name="Tracestatevariablesofwatchtracepoint.A2" office:value-type="string">
            <text:p text:style-name="P15">Get the result of this sto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race_num</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number that setup this dynamic watch tracepoint.</text:p>
          </table:table-cell>
        </table:table-row>
        <table:table-row>
          <table:table-cell table:style-name="Tracestatevariablesofwatchtracepoint.A2" office:value-type="string">
            <text:p text:style-name="P15">$watch_trace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address that setup this dynamic watch tracepoint.</text:p>
          </table:table-cell>
        </table:table-row>
        <table:table-row>
          <table:table-cell table:style-name="Tracestatevariablesofwatchtracepoint.A2" office:value-type="string">
            <text:p text:style-name="P15">$watch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address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address that this watch tracepoint is watching.</text:p>
          </table:table-cell>
        </table:table-row>
        <table:table-row>
          <table:table-cell table:style-name="Tracestatevariablesofwatchtracepoint.A2" office:value-type="string">
            <text:p text:style-name="P15">$watch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current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current value of the memory that this watch tracepoint is watching.</text:p>
          </table:table-cell>
        </table:table-row>
        <table:table-row>
          <table:table-cell table:style-name="Tracestatevariablesofwatchtracepoint.A2" office:value-type="string">
            <text:p text:style-name="P15">$watch_prev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previous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previous value of the memory that this watch tracepoint is watching.</text:p>
          </table:table-cell>
        </table:table-row>
        <table:table-row>
          <table:table-cell table:style-name="Tracestatevariablesofwatchtracepoint.A2" office:value-type="string">
            <text:p text:style-name="P15">$watch_coun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A special count for this watch tracepoint session.</text:p>
          </table:table-cell>
        </table:table-row>
      </table:table>
      <text:p text:style-name="Text_20_body"/>
      <text:p text:style-name="Text_20_body"/>
      <text:h text:style-name="P17"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1"/>
      <text:h text:style-name="P17"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8" text:outline-level="2"><text:bookmark-start text:name="__RefHeading__7605_907387813"/>Use while-stepping let Linux kernel do single step<text:bookmark-end text:name="__RefHeading__7605_907387813"/></text:h>
      <text:p text:style-name="Text_20_body">Please <text:span text:style-name="T4">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4">note</text:span> that tracepoint will disable the interrupt of current CPU when it do single step. Access <text:span text:style-name="T4">$step_count</text:span> in actions will get the count of this step that begin with 1. </text:p>
      <text:p text:style-name="Text_20_body"/>
      <text:h text:style-name="P17"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1"/>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8"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7"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1"/>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1"/>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1"/>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1"/>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1"/>
      <text:h text:style-name="P18"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1"/>
      <text:h text:style-name="P17"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4">note</text:span> that while-stepping will make tracepoint cannot use kprobes-optimization. </text:p>
      <text:p text:style-name="Text_20_body"/>
      <text:h text:style-name="P18"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1"/>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1"/>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4">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1"/>
      <text:p text:style-name="Text_20_body">Please <text:span text:style-name="T4">note</text:span> that if you want connect KGTP from GDB in remote machine after use offline debug, you need "rmmod gtp" and "insmod gtp.ko" before call "nc". </text:p>
      <text:p text:style-name="Text_20_body"/>
      <text:h text:style-name="P18"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7"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7"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7"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7"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8" text:outline-level="2"><text:bookmark-start text:name="__RefHeading__9357_907387813"/>Use KGTP with user space program<text:bookmark-end text:name="__RefHeading__9357_907387813"/></text:h>
      <text:p text:style-name="Text_20_body">KGTP can access the memory and trace user space program without stop it.</text:p>
      <text:h text:style-name="Heading_20_3" text:outline-level="3"><text:bookmark-start text:name="__RefHeading__5676_1661268449"/>Let GDB connect KGTP for user space program<text:bookmark-end text:name="__RefHeading__5676_1661268449"/></text:h>
      <text:p text:style-name="Text_20_body"><text:span text:style-name="T4">1)</text:span> Open GDB without load any user space program.</text:p>
      <text:p text:style-name="Text_20_body"><text:span text:style-name="T4">2)</text:span> If user space program is running on the current machine, use GDB command "target extended-remote /sys/kernel/debug/gtp" connect to KGTP. If user space program is running on the remote machine, use netcat like <text:a xlink:type="simple" xlink:href="#5.0.0.3.GDB on remote machine |outline">GDB on remote machine</text:a> but replace "target remote" to "target extended-remote".</text:p>
      <text:p text:style-name="Text_20_body"><text:span text:style-name="T4">3)</text:span> Load user space program (it must be built with GCC option "-g" to make it has debug information) with GDB command "file".</text:p>
      <text:p text:style-name="Text_20_body"><text:span text:style-name="T4">4)</text:span> Use GDB command "attach pid" to attach the task's pid.</text:p>
      <text:p text:style-name="Text_20_body">Then let GDB connect KGTP for user space program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1"/>
      <text:h text:style-name="P17" text:outline-level="3"><text:bookmark-start text:name="__RefHeading__5678_1661268449"/>Read memory of user space program directly<text:bookmark-end text:name="__RefHeading__5678_1661268449"/></text:h>
      <text:p text:style-name="Text_20_body">After GDB attach the user space program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17" text:outline-level="3"><text:bookmark-start text:name="__RefHeading__5680_1661268449"/>Trace user space program<text:bookmark-end text:name="__RefHeading__5680_1661268449"/></text:h>
      <text:p text:style-name="Text_20_body">KGTP use <text:span text:style-name="T4">uprobes</text:span> function of Linux kernel trace user space program, just Linux kernel 3.5 and later version support this function.</text:p>
      <text:p text:style-name="Text_20_body">The build config of most Linux distributions's Linux kernel (3.5 and later) has opened <text:span text:style-name="T4">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1"/>
      <text:p text:style-name="Text_20_body">If current Linux kernel <text:span text:style-name="T4">uprobes</text:span> is opened, you can set tracepoint according to <text:a xlink:type="simple" xlink:href="#GDB tracepoint |outline">GDB tracepoint</text:a> after GDB attach the user space program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1"/>
      <text:p text:style-name="Text_20_body">Please <text:span text:style-name="T4">note</text:span> that even if you just attch one of these tasks, user space tracepoint will be triggered by all tasks of a user space program. (I think this is a very interesting feature of <text:span text:style-name="T4">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1"/>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7" text:outline-level="3"><text:bookmark-start text:name="__RefHeading__9361_907387813"/>collect stack (for backtrace) of system from Linux kernel to user space in tracepoint<text:bookmark-end text:name="__RefHeading__9361_907387813"/></text:h>
      <text:p text:style-name="Text_20_body"><text:span text:style-name="T4">$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4">task_pt_regs</text:span>. Then collect <text:span text:style-name="T4">$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1"/>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7"/>
      <text:p text:style-name="Text_20_body"><text:span text:style-name="T4">$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1"/>
      <text:h text:style-name="P17"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8"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196980979" text:style-name="L3">
        <text:list-item>
          <text:p text:style-name="P25"><text:span text:style-name="T4">name</text:span> is the name of special trace state variable. </text:p>
        </text:list-item>
        <text:list-item>
          <text:p text:style-name="P25"><text:span text:style-name="T4">val</text:span> is initialization value of special trace state variable. </text:p>
        </text:list-item>
        <text:list-item>
          <text:p text:style-name="P25"><text:span text:style-name="T4">hooks</text:span> is the function pointers. The function pointers can be set to NULL if this function doesn't support. </text:p>
        </text:list-item>
        <text:list-item>
          <text:p text:style-name="P25"><text:span text:style-name="T4">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82071749" text:style-name="L4">
        <text:list-item>
          <text:p text:style-name="P26"><text:span text:style-name="T4">gdb_set_val</text:span> will be called when GDB set the value of TSV. Please note that TSV just can be set by GDB command "tvariable $xxx=1" and the <text:soft-page-break/>value just be sent to KGTP when GDB command "tstart". </text:p>
          <text:list>
            <text:list-item>
              <text:p text:style-name="P26"><text:span text:style-name="T4">unused</text:span> is unused. Just to make this pointer can share function with agent_set_val. </text:p>
            </text:list-item>
            <text:list-item>
              <text:p text:style-name="P26"><text:span text:style-name="T4">var</text:span> is the pointer that point to the gtp_var pointer. Then function of plugin can use it to figure out which TSV is accessed when TSVs share the function. </text:p>
            </text:list-item>
            <text:list-item>
              <text:p text:style-name="P26"><text:span text:style-name="T4">val</text:span> is the value that GDB set. </text:p>
            </text:list-item>
            <text:list-item>
              <text:p text:style-name="P26"><text:span text:style-name="T4">Return</text:span> return -1 if error. return 0 if success. </text:p>
            </text:list-item>
          </text:list>
        </text:list-item>
        <text:list-item>
          <text:p text:style-name="P26"><text:span text:style-name="T4">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26"><text:span text:style-name="T4">unused</text:span> is same with gdb_set_val. </text:p>
            </text:list-item>
            <text:list-item>
              <text:p text:style-name="P26"><text:span text:style-name="T4">var</text:span> is same with gdb_set_val. </text:p>
            </text:list-item>
            <text:list-item>
              <text:p text:style-name="P26"><text:span text:style-name="T4">val</text:span> is the pointer that use to return value. </text:p>
            </text:list-item>
            <text:list-item>
              <text:p text:style-name="P26"><text:span text:style-name="T4">Return</text:span> is same with gdb_set_val. </text:p>
            </text:list-item>
          </text:list>
        </text:list-item>
        <text:list-item>
          <text:p text:style-name="P26"><text:span text:style-name="T4">agent_set_val</text:span> will be called when tracepoint action(<text:a xlink:type="simple" xlink:href="#8.0.0.4.teval expr1, expr2, ... |outline">teval expr1, expr2, ...</text:a>) set the value of TSV. </text:p>
          <text:list>
            <text:list-item>
              <text:p text:style-name="P26"><text:span text:style-name="T4">gts</text:span> is pointer to the tracepoint session struct. </text:p>
            </text:list-item>
            <text:list-item>
              <text:p text:style-name="P26"><text:span text:style-name="T4">var</text:span> is same with gdb_set_val. </text:p>
            </text:list-item>
            <text:list-item>
              <text:p text:style-name="P26"><text:span text:style-name="T4">val</text:span> is the value the action set. </text:p>
            </text:list-item>
            <text:list-item>
              <text:p text:style-name="P26"><text:span text:style-name="T4">Return</text:span> is same with gdb_set_val. </text:p>
            </text:list-item>
          </text:list>
        </text:list-item>
        <text:list-item>
          <text:p text:style-name="P26"><text:span text:style-name="T4">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26"><text:span text:style-name="T4">gts</text:span> is same with agent_set_val. </text:p>
            </text:list-item>
            <text:list-item>
              <text:p text:style-name="P26"><text:span text:style-name="T4">var</text:span> is same with gdb_set_val. </text:p>
            </text:list-item>
            <text:list-item>
              <text:p text:style-name="P26"><text:span text:style-name="T4">val</text:span> is same with gdb_get_val. </text:p>
            </text:list-item>
            <text:list-item>
              <text:p text:style-name="P26"><text:span text:style-name="T4">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7"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2062407375" text:style-name="L5">
        <text:list-item>
          <text:p text:style-name="P27"><text:span text:style-name="T4">$test1</text:span> support nothing. </text:p>
        </text:list-item>
        <text:list-item>
          <text:p text:style-name="P27"><text:span text:style-name="T4">$test2</text:span> support be get and set by GDB or tracepoint action. </text:p>
        </text:list-item>
        <text:list-item>
          <text:p text:style-name="P27"><text:span text:style-name="T4">$test3</text:span> just support tracepoint action set. When set a value to it, it will look up a kernel symbol of this value and print it. For example "teval $test3=(int64_t)$rip". </text:p>
        </text:list-item>
        <text:list-item>
          <text:p text:style-name="P27"><text:span text:style-name="T4">$test4</text:span> just support tracepoint action set. When set a value to it, it will look up a kernel symbol of current tracepoint address and print it. </text:p>
        </text:list-item>
      </text:list>
      <text:p text:style-name="Text_20_body"/>
      <text:h text:style-name="P17" text:outline-level="3"><text:bookmark-start text:name="__RefHeading__9371_907387813"/>How to use<text:bookmark-end text:name="__RefHeading__9371_907387813"/></text:h>
      <text:list xml:id="list1737902938" text:style-name="L6">
        <text:list-item>
          <text:p text:style-name="P28">insmod KGTP module according to <text:a xlink:type="simple" xlink:href="#Insmod the KGTP module |outline">Insmod the KGTP module</text:a>. </text:p>
        </text:list-item>
        <text:list-item>
          <text:p text:style-name="P28">insmod plugin_example.ko </text:p>
        </text:list-item>
        <text:list-item>
          <text:p text:style-name="P28">Use GDB connect to KGTP and use it. </text:p>
        </text:list-item>
        <text:list-item>
          <text:p text:style-name="P28">Disconnect GDB. If option in <text:a xlink:type="simple" xlink:href="#Do not stop tracepoint when the GDB disconnects |outline">Do not stop tracepoint when the GDB disconnects</text:a> set to on, set it to off. </text:p>
        </text:list-item>
        <text:list-item>
          <text:p text:style-name="P28">rmmod plugin_example.ko </text:p>
        </text:list-item>
      </text:list>
      <text:p text:style-name="Text_20_body">Please <text:span text:style-name="T4">note</text:span> that KGTP support add more than one plugin. </text:p>
      <text:p text:style-name="Text_20_body"/>
      <text:h text:style-name="P18"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7"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7"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4">note</text:span> that if you define a per_cpu perf event trace state variable, you will not need define the cpu id("pe_cpu") because KGTP already get it. </text:p>
      <text:p text:style-name="Text_20_body"/>
      <text:h text:style-name="P17"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1"/>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1"/>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1"/>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7"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1"/>
      <text:p text:style-name="Text_20_body">Disable them with set $p_pe_en to 0. </text:p>
      <text:p text:style-name="Quotations">&gt;teval $p_pe_en=0</text:p>
      <text:p text:style-name="P21"/>
      <text:h text:style-name="P17"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1"/>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aco" svg:font-family="Monaco, 'DejaVu Sans Mono', 'Bitstream Vera Sans Mono', 'Lucida Console', monospace"/>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2-17T16:18:38</dc:date>
    <dc:creator>teawater </dc:creator>
    <meta:editing-duration>P1DT12H50M</meta:editing-duration>
    <meta:editing-cycles>1171</meta:editing-cycles>
    <dc:description>https://code.google.com/p/kgtp/wiki/HOWTO
Update in 2013-06-26</dc:description>
    <dc:title>Linux Kernel GDB tracepoint module (KGTP)</dc:title>
    <meta:document-statistic meta:table-count="2" meta:image-count="0" meta:object-count="0" meta:page-count="133" meta:paragraph-count="1919" meta:word-count="14984" meta:character-count="103267" meta:non-whitespace-character-count="85349"/>
  </office:meta>
</office:document-meta>
</file>